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F8251CD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24pt" style:text-underline-style="solid" style:text-underline-type="double" style:text-underline-width="auto" style:text-underline-color="font-color" style:font-size-asian="24pt" style:font-size-complex="24pt"/>
    </style:style>
    <style:style style:name="P2" style:family="paragraph" style:parent-style-name="Standard">
      <style:text-properties fo:font-size="10pt" style:font-size-asian="10pt" style:font-size-complex="10pt" text:display="non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fo:font-size="24pt" style:font-size-asian="24pt" style:font-size-complex="24pt"/>
    </style:style>
    <style:style style:name="P5" style:family="paragraph" style:parent-style-name="Standard">
      <style:paragraph-properties fo:margin-left="0in" fo:margin-right="0in" fo:text-align="start" style:justify-single-word="false" fo:text-indent="0in" style:auto-text-indent="false"/>
    </style:style>
    <style:style style:name="P6" style:family="paragraph" style:parent-style-name="Standard">
      <style:paragraph-properties fo:margin-left="0.802in" fo:margin-right="0in" fo:text-align="start" style:justify-single-word="false" fo:text-indent="0in" style:auto-text-indent="false"/>
    </style:style>
    <style:style style:name="P7" style:family="paragraph" style:parent-style-name="Standard">
      <style:paragraph-properties fo:margin-left="0.802in" fo:margin-right="0in" fo:text-align="start" style:justify-single-word="false" fo:text-indent="0in" style:auto-text-indent="false"/>
      <style:text-properties style:font-name="FreeSans"/>
    </style:style>
    <style:style style:name="P8" style:family="paragraph" style:parent-style-name="Standard">
      <style:paragraph-properties fo:margin-left="0.802in" fo:margin-right="0in" fo:text-align="start" style:justify-single-word="false" fo:text-indent="0in" style:auto-text-indent="false"/>
      <style:text-properties style:font-name="FreeSans" fo:font-size="18pt" fo:font-weight="bold" style:font-size-asian="18pt" style:font-weight-asian="bold" style:font-size-complex="18pt" style:font-weight-complex="bold"/>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Heading_20_1">
      <style:text-properties fo:font-size="24pt" style:font-size-asian="24pt" style:font-size-complex="24pt"/>
    </style:style>
    <style:style style:name="P12" style:family="paragraph" style:parent-style-name="Heading_20_1">
      <style:paragraph-properties fo:text-align="start" style:justify-single-word="false"/>
    </style:style>
    <style:style style:name="P13" style:family="paragraph" style:parent-style-name="Heading_20_1" style:master-page-name="Standard">
      <style:paragraph-properties style:page-number="auto"/>
      <style:text-properties fo:font-size="24pt" style:font-size-asian="24pt" style:font-size-complex="24pt"/>
    </style:style>
    <style:style style:name="P14" style:family="paragraph" style:parent-style-name="Heading_20_1">
      <style:paragraph-properties fo:text-align="start" style:justify-single-word="false" fo:break-before="page"/>
    </style:style>
    <style:style style:name="T1" style:family="text">
      <style:text-properties style:font-name="FreeSans" fo:font-size="18pt" fo:font-weight="normal" style:font-size-asian="18pt" style:font-weight-asian="normal" style:font-size-complex="18pt" style:font-weight-complex="normal"/>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 text:is-list-header="true"/>
      <text:h text:style-name="P11" text:outline-level="1" text:is-list-header="true"/>
      <text:p text:style-name="P1"/>
      <text:p text:style-name="P4"/>
      <text:p text:style-name="P8">GridPilot – a graphical front-end</text:p>
      <text:p text:style-name="P8">to distributed compute systems</text:p>
      <text:p text:style-name="P8"/>
      <text:p text:style-name="P6"><text:span text:style-name="T1">Introduction and quick-start</text:span><text:line-break/></text:p>
      <text:p text:style-name="P7"/>
      <text:p text:style-name="P7">Frederik Orellana</text:p>
      <text:p text:style-name="P7">Niels Bohr Institute</text:p>
      <text:p text:style-name="P7">Copenhagen University</text:p>
      <text:p text:style-name="P7">December 2010</text:p>
      <text:h text:style-name="P14" text:outline-level="1">Introduction</text:h>
      <text:p text:style-name="P5">GridPilot is a tool to control and keep track of your personal data production on grid and cloud resources.</text:p>
      <text:p text:style-name="P5">After downloading and installing, when you start GridPilot for the first time, you'll be guided through a setup wizard. On most of the screens, you can simply click “OK” to accept the defaults. In general, you should pay special attention only to the last screen (5), where you choose which computing back-ends to enable. If you're familiar with one of these, you can enable this and forget about the rest for now. You can always enable more later in the preferences.</text:p>
      <text:p text:style-name="P5">The next 2 sections will help you get started by guiding you through two simple examples.</text:p>
      <text:h text:style-name="Heading_20_1" text:outline-level="1">Converting 12 flac files to mp3 format</text:h>
      <text:p text:style-name="P5">If you're running GridPilot for the first time, you'll be asked if you want to import an application from the GridPilot “app store”. You can click “Yes” or, alternatively, you can always choose “File” → “Import application(s)”.</text:p>
      <text:p text:style-name="P5">In either case, you'll be presented with the GridPilot browser, allowing you to navigate to the directory “sound”, <text:s/>there you should click on the directory “flac_to_mp3”, after which the browser will display the readme file of the application. Read this file and click the “OK” button on the navigation bar at the bottom of the browser. If you want to read this file again, fire up a GridPilot browser from “View” → “New file browser” and use the URL history drop-down.</text:p>
      <text:p text:style-name="P5">Now, in order to run this application, as you saw in the readme file, you must have either VMFork, GridFactory or EC2 enabled. If you have this, you can select the record “flac_music_files_converted” on the “Applications/Datasets” tab, click “Run” and choose a computing back-end to run on. This will pop up a window for creating job definitions; here you can simply click “Create”. This will pop up another window asking if you want to add some files to this dataset. Simply click “Yes”, then “OK”. You will then populate the input dataset “flac_music_files” with 12 flac files in the public domain. After that a confirmation window will pop up – simply click “OK for all”. Then the GridPilot monitor window will open and you can follow as jobs are being submitted and run by the backend system.</text:p>
      <text:h text:style-name="Heading_20_1" text:outline-level="1">Computing back-ends and software</text:h>
      <text:p text:style-name="P3">GridPilot supports running computing jobs on a variety of back-end systems. In this section we'll look at 5 such systems. To enable each of these, in the preferences, <text:span text:style-name="T3">click on “GridPilot” → “Computing systems” → [back-end system] → “Sub-section for GridPilot” and set “enabled” to “yes”. </text:span>You should enable only those you need and for which you have valid credentials. Enabling more prolongs the startup time. </text:p>
      <text:p text:style-name="P3">Your jobs may require software in order to run and may only run on a specific operating system. GridPilot keeps a table of available software packages and platforms available on each back-end system<text:note text:id="ftn1" text:note-class="footnote"><text:note-citation>1</text:note-citation><text:note-body><text:p text:style-name="P3">If you first set “GridPilot” → “advanced mode” to “yes”, you may inspect this table by clicking “View” → “New tab with My_DB_Local” → <text:s/>“runtimeEnvironments”</text:p></text:note-body></text:note>.</text:p>
      <text:p text:style-name="P3">WARNING: GridPilot does currently not check that you have enough disk space to download virtual machines and software, so keep an eye on your available disk space.</text:p>
      <text:h text:style-name="Heading_20_2" text:outline-level="2">VMFork</text:h>
      <text:p text:style-name="P3">This back-end runs jobs inside a virtual machine running on your local computer. The virtual machine is downloaded from the software catalogue defined in “GridPilot” → “runtime catalog URLs”.</text:p>
      <text:p text:style-name="P3"><text:soft-page-break/>Anyone can use this back-end – as long as the machine on which GridPilot is running is running Linux or Windows and has enough free disk space (&gt;30 GB) and RAM (&gt;1 GB) available.</text:p>
      <text:p text:style-name="P3">Notice that virtual machines can be quite large and downloading can take some time. Once downloaded, the virtual machine is cached. Therefore, the first job you run on a given virtual machine will take a long time <text:s/>to start.</text:p>
      <text:h text:style-name="Heading_20_2" text:outline-level="2">GridFactory</text:h>
      <text:p text:style-name="P3">This back-end runs jobs inside virtual machines running on remote computers – which are part of a GridFactory cluster. Again, the virtual machines are downloaded from the software catalogue defined in “GridPilot” → “runtime catalog URLs”, and also again, notice that the first job you run on a given virtual machine may take a long time to start.</text:p>
      <text:p text:style-name="P3">By default, jobs are submitted to the central GridFactory server at www.gridfactory.org. This does not have any permanent resources attached, so whether or not your jobs start depends on whether or not some people are donating resources. To change server, click “GridPilot” → “Computing systems” → “GridFactory” → “Sub-section for this plug-in” and change “submission url”.</text:p>
      <text:p text:style-name="P3">This back-end uses SSL certificate/key for authentication. The default location of these is two files, “usercert.pem” and “userkey.pem” in a folder “.globus” in your home directory. If you already have two such files, you should ask the administrator of the GridFactory cluster in question to allow your corresponding distinguished name to run jobs on his cluster. You can also temporarily move “.globus” somewhere else – in which case GridPilot will use default credentials that are allowed to run jobs on the central GridFactory server.</text:p>
      <text:h text:style-name="Heading_20_2" text:outline-level="2">EC2</text:h>
      <text:p text:style-name="P3">This back-end runs jobs inside virtual machines running on the Amazon Elastic Compute Cloud (EC2). The virtual machines are downloaded from the software catalogue defined in <text:bookmark-start text:name="DDE_LINK1"/>“GridPilot” → “Computing systems” → “EC2” → “Sub-section for this plug-in” → “runtime catalog URLs”<text:bookmark-end text:name="DDE_LINK1"/>.</text:p>
      <text:p text:style-name="P3">To use this back-end, you must have two access identifiers that Amazon provide to anyone who has signed up at <text:a xlink:type="simple" xlink:href="http://aws.amazon.com/">http://aws.amazon.com/</text:a>. You must set them in the corresponding preferences entries.</text:p>
      <text:h text:style-name="Heading_20_2" text:outline-level="2">NG</text:h>
      <text:p text:style-name="P3">This back-end runs jobs on remote computers – which are part of NorduGrid and run the ARC middleware. Each cluster publishes the software it has installed and GridPilot uses this information to populate its “runtimeEnvironments” table for NG.</text:p>
      <text:p text:style-name="P3">This back-end also uses SSL certificate/key for authentication. The default location of these is two files, “usercert.pem” and “userkey.pem” in a folder “.globus” in your home directory. To use this back-end, you must have such two files, they must be issued by a grid certification authority and your corresponding distinguished name must be allowed to run on one or more ARC clusters, i.e. you need to be member of a virtual organization recognized by NorduGrid.</text:p>
      <text:p text:style-name="P3">You should fill in the field “GridPilot” → “Computing systems” → “NG” → “Sub-section for this plug-in” → “clusters” with the IP name of a cluster on which you are allowed to run jobs. If you leave this field empty, all known NorduGrid clusters will be queried – which will cause job submissions to be very slow.</text:p>
      <text:h text:style-name="Heading_20_2" text:outline-level="2">Glite</text:h>
      <text:p text:style-name="P3">This back-end runs jobs on remote computers – which are part of the EGEE/EGI or LCG grids and run the gLite middleware. Each cluster publishes the software it has installed and GridPilot uses this information to populate its “runtimeEnvironments” table for NG.</text:p>
      <text:p text:style-name="P3"><text:soft-page-break/>This back-end also uses SSL certificate/key for authentication. The default location of these is two files, “usercert.pem” and “userkey.pem” in a folder “.globus” in your home directory. To use this back-end, you must have such two files, they must be issued by a grid certification authority and your corresponding distinguished name must be allowed to run on one or more gLite clusters i.e. you need to be member of a virtual organization recognized by the grid in question.</text:p>
      <text:h text:style-name="P12" text:outline-level="1">Bibliography</text:h>
      <text:p text:style-name="P5"><text:reference-mark-start text:name="CATALOG"/>CATALOG<text:reference-mark-end text:name="CATALOG"/>, Frederik Orellana, “Software provisioning and virtualisation for grid services”, <text:span text:style-name="T2">in preparation</text:span></text:p>
      <text:p text:style-name="P5"><text:reference-mark-start text:name="GRIDFACTORY"/>GRIDFACTORY<text:reference-mark-end text:name="GRIDFACTORY"/>, Frederik Orellana, “GridFactory – a virtualised compute system for distributed clusters”, <text:span text:style-name="T2">in preparation</text:span></text:p>
      <text:p text:style-name="P5"><text:reference-mark-start text:name="EC2"/>EC2<text:reference-mark-end text:name="EC2"/>, Amazon Elastic Compute Cloud, <text:a xlink:type="simple" xlink:href="http://aws.amazon.com/ec2/">http://aws.amazon.com/ec2/</text:a> </text:p>
      <text:p text:style-name="P2"><text:bookmark-start text:name="_PictureBullets"/><draw:frame draw:style-name="fr1" draw:name="graphics1" text:anchor-type="as-char" svg:width="0.1563in" svg:height="0.1563in" draw:z-index="0"><draw:image xlink:href="Pictures/100002000000000F0000000F8251CDFD.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in" fo:text-align="justify" style:justify-single-word="false" fo:orphans="2" fo:widows="2" fo:text-indent="0.1972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incho" style:font-size-asian="14pt" style:font-name-complex="Albany AMT1"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align="justify" style:justify-single-word="false"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1.25in" fo:margin-right="0in" fo:margin-top="0.1665in" fo:margin-bottom="0.0417in" fo:text-align="justify" style:justify-single-word="false" fo:text-indent="0in" style:auto-text-indent="false" style:page-number="auto" fo:keep-with-next="always" text:number-lines="false" text:line-number="0">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4799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in" fo:margin-right="0.2in" fo:text-indent="0in" style:auto-text-indent="false" text:number-lines="true" text:line-number="0">
        <style:tab-stops>
          <style:tab-stop style:position="0.5417in"/>
          <style:tab-stop style:position="6.561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3335in" fo:margin-right="0in" fo:text-indent="0.1972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text-indent="0.1972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1972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1972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1972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1972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1972in"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8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0835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083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1972in" style:auto-text-indent="false"/>
    </style:style>
    <style:style style:name="List_20_Heading" style:display-name="List Heading" style:family="paragraph" style:parent-style-name="Standard" style:next-style-name="List_20_Contents" style:class="html">
      <style:paragraph-properties fo:margin-left="0in" fo:margin-right="0in" fo:text-indent="0.1972in" style:auto-text-indent="false"/>
    </style:style>
    <style:style style:name="Text_20_1" style:display-name="Text 1" style:family="paragraph" style:parent-style-name="Standard">
      <style:paragraph-properties fo:margin-left="0.3346in" fo:margin-right="0in" fo:margin-top="0.0835in" fo:margin-bottom="0.1665in" fo:text-align="justify" style:justify-single-word="false" fo:text-indent="0.1972in" style:auto-text-indent="false"/>
      <style:text-properties style:font-size-complex="10pt"/>
    </style:style>
    <style:style style:name="Normal_20_Indent" style:display-name="Normal Indent" style:family="paragraph" style:parent-style-name="Standard">
      <style:paragraph-properties fo:margin-left="0.5in" fo:margin-right="0in" fo:margin-top="0.0835in" fo:margin-bottom="0.1665in" fo:text-align="justify" style:justify-single-word="false" fo:keep-together="always" fo:text-indent="0.1972in" style:auto-text-indent="false"/>
      <style:text-properties fo:font-size="10pt" style:font-size-asian="10pt" style:font-size-complex="10pt"/>
    </style:style>
    <style:style style:name="NumPar_20_2" style:display-name="NumPar 2" style:family="paragraph" style:parent-style-name="Heading_20_2" style:next-style-name="Standard" style:default-outline-level="" style:list-style-name="WW8Num13">
      <style:paragraph-properties fo:margin-left="-0.9154in" fo:margin-right="0in" fo:margin-top="0in" fo:margin-bottom="0.1665in" fo:text-indent="0in"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0.5in" fo:margin-right="0in" fo:text-indent="-0.5in" style:auto-text-indent="false" fo:keep-with-next="always"/>
      <style:text-properties fo:font-size="10pt" style:font-size-asian="10pt"/>
    </style:style>
    <style:style style:name="Question" style:family="paragraph" style:parent-style-name="Standard">
      <style:paragraph-properties fo:margin-left="0.3937in" fo:margin-right="0in" fo:margin-top="0.1665in" fo:margin-bottom="0.0417in" fo:text-indent="-0.3937in" style:auto-text-indent="false" fo:keep-with-next="always">
        <style:tab-stops>
          <style:tab-stop style:position="0in"/>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25in" fo:margin-bottom="0.0835in"/>
      <style:text-properties fo:font-size="16pt" style:font-size-asian="16pt"/>
    </style:style>
    <style:style style:name="radiooptionswbox" style:family="paragraph" style:parent-style-name="radiooptions">
      <style:paragraph-properties fo:margin-left="0in" fo:margin-right="0in" fo:margin-top="0.0417in" fo:margin-bottom="0in" fo:text-indent="0in" style:auto-text-indent="false"/>
    </style:style>
    <style:style style:name="radiobuttonswbox" style:family="paragraph" style:parent-style-name="radiobuttons">
      <style:paragraph-properties fo:margin-top="0.0417in" fo:margin-bottom="0in"/>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in" fo:margin-right="0in" fo:margin-top="0.0835in" fo:margin-bottom="0.1665in" fo:text-align="justify" style:justify-single-word="false" fo:text-indent="0in" style:auto-text-indent="false"/>
      <style:text-properties style:font-size-complex="10pt"/>
    </style:style>
    <style:style style:name="Body_20_Text_20_3" style:display-name="Body Text 3" style:family="paragraph" style:parent-style-name="Standard">
      <style:paragraph-properties fo:margin-left="0in" fo:margin-right="0.3902in" fo:hyphenation-ladder-count="no-limit" fo:text-indent="0.1972in" style:auto-text-indent="false" fo:padding-left="0.0555in" fo:padding-right="0in" fo:padding-top="0.0138in" fo:padding-bottom="0.0138in" fo:border="0.0071in solid #000000">
        <style:tab-stops>
          <style:tab-stop style:position="6in"/>
        </style:tab-stops>
      </style:paragraph-properties>
      <style:text-properties fo:font-variant="small-caps" fo:letter-spacing="-0.0016in"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25in" fo:margin-bottom="0.0835in"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1.3783in" fo:margin-right="0in" fo:margin-top="0.3335in" fo:margin-bottom="0in" fo:text-indent="-1.3783in" style:auto-text-indent="false">
        <style:tab-stops>
          <style:tab-stop style:position="0.3937in"/>
          <style:tab-stop style:position="0.5902in"/>
          <style:tab-stop style:position="2.5591in"/>
          <style:tab-stop style:position="3.0516in"/>
          <style:tab-stop style:position="3.3465in"/>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138in"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default-outline-level="" style:list-style-name="">
      <style:paragraph-properties fo:margin-left="0in" fo:margin-right="0in" fo:text-indent="0in" style:auto-text-indent="false"/>
    </style:style>
    <style:style style:name="CellTitle" style:family="paragraph" style:parent-style-name="Standard">
      <style:paragraph-properties fo:margin-left="0in" fo:margin-right="0in" fo:margin-top="0in" fo:margin-bottom="0in" fo:text-align="start" style:justify-single-word="false" fo:text-indent="0in"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_20_Char_20_Char" style:display-name=" Char Char" style:family="text" style:parent-style-name="Default_20_Paragraph_20_Font">
      <style:text-properties fo:font-variant="small-caps" fo:font-size="12pt" fo:letter-spacing="-0.0016in" fo:language="en" fo:country="GB" fo:font-weight="bold" style:font-size-asian="12pt" style:font-weight-asian="bold"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space-before="1.25in" text:min-label-width="0.4in"/>
      </text:outline-level-style>
      <text:outline-level-style text:level="3" style:num-format="1" text:display-levels="3">
        <style:list-level-properties text:space-before="0.5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fo:font-family="'Courier New'" style:font-family-generic="modern" style:font-pitch="fixed"/>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fo:font-family="'Courier New'" style:font-family-generic="modern" style:font-pitch="fixed"/>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fo:font-family="'Courier New'" style:font-family-generic="modern" style:font-pitch="fixed"/>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4472in" text:min-label-width="0.25in"/>
        <style:text-properties style:font-name="Symbol"/>
      </text:list-level-style-bullet>
      <text:list-level-style-bullet text:level="2" text:style-name="WW8Num11z1" style:num-suffix="." text:bullet-char="o">
        <style:list-level-properties text:space-before="0.9472in" text:min-label-width="0.25in"/>
        <style:text-properties fo:font-family="'Courier New'" style:font-family-generic="modern" style:font-pitch="fixed"/>
      </text:list-level-style-bullet>
      <text:list-level-style-bullet text:level="3" text:style-name="WW8Num11z2" style:num-suffix="." text:bullet-char="">
        <style:list-level-properties text:space-before="1.4472in" text:min-label-width="0.25in"/>
        <style:text-properties style:font-name="Wingdings"/>
      </text:list-level-style-bullet>
      <text:list-level-style-bullet text:level="4" text:style-name="WW8Num11z0" style:num-suffix="." text:bullet-char="">
        <style:list-level-properties text:space-before="1.9472in" text:min-label-width="0.25in"/>
        <style:text-properties style:font-name="Symbol"/>
      </text:list-level-style-bullet>
      <text:list-level-style-bullet text:level="5" text:style-name="WW8Num11z1" style:num-suffix="." text:bullet-char="o">
        <style:list-level-properties text:space-before="2.4472in" text:min-label-width="0.25in"/>
        <style:text-properties fo:font-family="'Courier New'" style:font-family-generic="modern" style:font-pitch="fixed"/>
      </text:list-level-style-bullet>
      <text:list-level-style-bullet text:level="6" text:style-name="WW8Num11z2" style:num-suffix="." text:bullet-char="">
        <style:list-level-properties text:space-before="2.9472in" text:min-label-width="0.25in"/>
        <style:text-properties style:font-name="Wingdings"/>
      </text:list-level-style-bullet>
      <text:list-level-style-bullet text:level="7" text:style-name="WW8Num11z0" style:num-suffix="." text:bullet-char="">
        <style:list-level-properties text:space-before="3.4472in" text:min-label-width="0.25in"/>
        <style:text-properties style:font-name="Symbol"/>
      </text:list-level-style-bullet>
      <text:list-level-style-bullet text:level="8" text:style-name="WW8Num11z1" style:num-suffix="." text:bullet-char="o">
        <style:list-level-properties text:space-before="3.9472in" text:min-label-width="0.25in"/>
        <style:text-properties fo:font-family="'Courier New'" style:font-family-generic="modern" style:font-pitch="fixed"/>
      </text:list-level-style-bullet>
      <text:list-level-style-bullet text:level="9" text:style-name="WW8Num11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4472in" text:min-label-width="0.25in"/>
        <style:text-properties style:font-name="Symbol"/>
      </text:list-level-style-bullet>
      <text:list-level-style-bullet text:level="2" text:style-name="WW8Num15z1" style:num-suffix="." text:bullet-char="o">
        <style:list-level-properties text:space-before="0.9472in" text:min-label-width="0.25in"/>
        <style:text-properties fo:font-family="'Courier New'" style:font-family-generic="modern" style:font-pitch="fixed"/>
      </text:list-level-style-bullet>
      <text:list-level-style-bullet text:level="3" text:style-name="WW8Num15z2" style:num-suffix="." text:bullet-char="">
        <style:list-level-properties text:space-before="1.4472in" text:min-label-width="0.25in"/>
        <style:text-properties style:font-name="Wingdings"/>
      </text:list-level-style-bullet>
      <text:list-level-style-bullet text:level="4" text:style-name="WW8Num15z0" style:num-suffix="." text:bullet-char="">
        <style:list-level-properties text:space-before="1.9472in" text:min-label-width="0.25in"/>
        <style:text-properties style:font-name="Symbol"/>
      </text:list-level-style-bullet>
      <text:list-level-style-bullet text:level="5" text:style-name="WW8Num15z1" style:num-suffix="." text:bullet-char="o">
        <style:list-level-properties text:space-before="2.4472in" text:min-label-width="0.25in"/>
        <style:text-properties fo:font-family="'Courier New'" style:font-family-generic="modern" style:font-pitch="fixed"/>
      </text:list-level-style-bullet>
      <text:list-level-style-bullet text:level="6" text:style-name="WW8Num15z2" style:num-suffix="." text:bullet-char="">
        <style:list-level-properties text:space-before="2.9472in" text:min-label-width="0.25in"/>
        <style:text-properties style:font-name="Wingdings"/>
      </text:list-level-style-bullet>
      <text:list-level-style-bullet text:level="7" text:style-name="WW8Num15z0" style:num-suffix="." text:bullet-char="">
        <style:list-level-properties text:space-before="3.4472in" text:min-label-width="0.25in"/>
        <style:text-properties style:font-name="Symbol"/>
      </text:list-level-style-bullet>
      <text:list-level-style-bullet text:level="8" text:style-name="WW8Num15z1" style:num-suffix="." text:bullet-char="o">
        <style:list-level-properties text:space-before="3.9472in" text:min-label-width="0.25in"/>
        <style:text-properties fo:font-family="'Courier New'" style:font-family-generic="modern" style:font-pitch="fixed"/>
      </text:list-level-style-bullet>
      <text:list-level-style-bullet text:level="9" text:style-name="WW8Num15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196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fo:font-family="'Courier New'" style:font-family-generic="modern" style:font-pitch="fixed"/>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fo:font-family="'Courier New'" style:font-family-generic="modern" style:font-pitch="fixed"/>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5in" text:min-label-width="0.25in"/>
        <style:text-properties style:font-name="Symbol"/>
      </text:list-level-style-bullet>
      <text:list-level-style-bullet text:level="2" text:style-name="WW8Num18z1" style:num-suffix="." text:bullet-char="o">
        <style:list-level-properties text:space-before="1in" text:min-label-width="0.25in"/>
        <style:text-properties fo:font-family="'Courier New'" style:font-family-generic="modern" style:font-pitch="fixed"/>
      </text:list-level-style-bullet>
      <text:list-level-style-bullet text:level="3" text:style-name="WW8Num18z2" style:num-suffix="." text:bullet-char="">
        <style:list-level-properties text:space-before="1.5in" text:min-label-width="0.25in"/>
        <style:text-properties style:font-name="Wingdings"/>
      </text:list-level-style-bullet>
      <text:list-level-style-bullet text:level="4" text:style-name="WW8Num18z0" style:num-suffix="." text:bullet-char="">
        <style:list-level-properties text:space-before="2in" text:min-label-width="0.25in"/>
        <style:text-properties style:font-name="Symbol"/>
      </text:list-level-style-bullet>
      <text:list-level-style-bullet text:level="5" text:style-name="WW8Num18z1" style:num-suffix="." text:bullet-char="o">
        <style:list-level-properties text:space-before="2.5in" text:min-label-width="0.25in"/>
        <style:text-properties fo:font-family="'Courier New'" style:font-family-generic="modern" style:font-pitch="fixed"/>
      </text:list-level-style-bullet>
      <text:list-level-style-bullet text:level="6" text:style-name="WW8Num18z2" style:num-suffix="." text:bullet-char="">
        <style:list-level-properties text:space-before="3in" text:min-label-width="0.25in"/>
        <style:text-properties style:font-name="Wingdings"/>
      </text:list-level-style-bullet>
      <text:list-level-style-bullet text:level="7" text:style-name="WW8Num18z0" style:num-suffix="." text:bullet-char="">
        <style:list-level-properties text:space-before="3.5in" text:min-label-width="0.25in"/>
        <style:text-properties style:font-name="Symbol"/>
      </text:list-level-style-bullet>
      <text:list-level-style-bullet text:level="8" text:style-name="WW8Num18z1" style:num-suffix="." text:bullet-char="o">
        <style:list-level-properties text:space-before="4in" text:min-label-width="0.25in"/>
        <style:text-properties fo:font-family="'Courier New'" style:font-family-generic="modern" style:font-pitch="fixed"/>
      </text:list-level-style-bullet>
      <text:list-level-style-bullet text:level="9" text:style-name="WW8Num18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5in" fo:margin-bottom="0.5in" fo:margin-left="0.6693in" fo:margin-right="0.6693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5in" fo:margin-bottom="0.5in" fo:margin-left="0.75in" fo:margin-right="0.801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1.2598in" fo:margin-right="1.2598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next-style-name="Convert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Zoe Ketselidou</meta:initial-creator>
    <meta:creation-date>2006-08-18T01:33:00</meta:creation-date>
    <dc:date>2010-12-16T15:59:05</dc:date>
    <meta:print-date>2006-08-17T20:05:00</meta:print-date>
    <dc:language>en-US</dc:language>
    <meta:editing-cycles>1599</meta:editing-cycles>
    <meta:editing-duration>PT206H51M10S</meta:editing-duration>
    <dc:creator>Frederik Orellana</dc:creator>
    <meta:document-statistic meta:table-count="0" meta:image-count="1" meta:object-count="0" meta:page-count="4" meta:paragraph-count="42" meta:word-count="1327" meta:character-count="7739"/>
    <meta:user-defined meta:name="Info 1"/>
    <meta:user-defined meta:name="Info 2"/>
    <meta:user-defined meta:name="Info 3"/>
    <meta:user-defined meta:name="Info 4"/>
    <meta:user-defined meta:name="_AdHocReviewCycleID">941176465</meta:user-defined>
    <meta:user-defined meta:name="_AuthorEmail">Michalis.KETSELIDIS@cec.eu.int</meta:user-defined>
    <meta:user-defined meta:name="_AuthorEmailDisplayName">KETSELIDIS Michalis (RELEX)</meta:user-defined>
    <meta:user-defined meta:name="_EmailSubject">Reporting - Coord guidance notes draft v1</meta:user-defined>
    <meta:user-defined meta:name="_PreviousAdHocReviewCycleID">-1752461228</meta:user-defined>
    <meta:user-defined meta:name="_ReviewingToolsShownOnce"/>
  </office:meta>
</office:document-meta>
</file>